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 svg:font-family="Mangal" style:font-family-generic="swiss"/>
    <style:font-face style:name="Calibri" svg:font-family="Calibri" style:font-family-generic="roman" style:font-pitch="variable"/>
    <style:font-face style:name="Carme" svg:font-family="Carme" style:font-family-generic="roman" style:font-pitch="variable"/>
    <style:font-face style:name="Comic Sans MS" svg:font-family="'Comic Sans M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4.069cm" fo:margin-left="1.706cm" fo:margin-top="0cm" fo:margin-bottom="0cm" table:align="left" style:writing-mode="lr-tb"/>
    </style:style>
    <style:style style:name="Tableau1.A" style:family="table-column">
      <style:table-column-properties style:column-width="7.075cm"/>
    </style:style>
    <style:style style:name="Tableau1.B" style:family="table-column">
      <style:table-column-properties style:column-width="6.994cm"/>
    </style:style>
    <style:style style:name="Tableau1.1" style:family="table-row">
      <style:table-row-properties style:keep-together="true" fo:keep-together="auto"/>
    </style:style>
    <style:style style:name="Tableau1.A1" style:family="table-cell">
      <style:table-cell-properties fo:padding-left="0.199cm" fo:padding-right="0.191cm" fo:padding-top="0cm" fo:padding-bottom="0cm" fo:border="0.018cm solid #00000a"/>
    </style:style>
    <style:style style:name="Tableau1.2" style:family="table-row">
      <style:table-row-properties style:min-row-height="0.884cm" style:keep-together="true" fo:keep-together="auto"/>
    </style:style>
    <style:style style:name="Tableau1.3" style:family="table-row">
      <style:table-row-properties style:min-row-height="0.836cm" style:keep-together="true" fo:keep-together="auto"/>
    </style:style>
    <style:style style:name="Tableau1.6" style:family="table-row">
      <style:table-row-properties style:min-row-height="0.785cm" style:keep-together="true" fo:keep-together="auto"/>
    </style:style>
    <style:style style:name="P1" style:family="paragraph" style:parent-style-name="Standard">
      <style:text-properties fo:color="#00000a" style:font-name="Calibri" fo:font-size="16pt" fo:language="fr" fo:country="FR" style:text-underline-style="solid" style:text-underline-width="auto" style:text-underline-color="font-color" style:font-name-asian="Calibri2" style:font-size-asian="16pt" style:language-asian="en" style:country-asian="US" style:font-name-complex="F" style:font-size-complex="11pt" style:language-complex="ar" style:country-complex="SA"/>
    </style:style>
    <style:style style:name="P2" style:family="paragraph" style:parent-style-name="Standard">
      <style:text-properties fo:color="#00000a" style:font-name="Calibri" fo:font-size="16pt" fo:language="fr" fo:country="FR" style:text-underline-style="solid" style:text-underline-width="auto" style:text-underline-color="font-color" style:font-name-asian="Calibri2" style:font-size-asian="16pt" style:language-asian="en" style:country-asian="US" style:font-name-complex="F" style:font-size-complex="16pt" style:language-complex="ar" style:country-complex="SA"/>
    </style:style>
    <style:style style:name="P3" style:family="paragraph" style:parent-style-name="Standard">
      <style:text-properties fo:color="#00000a" style:font-name="Calibri" fo:font-size="11pt" fo:language="fr" fo:country="FR" style:text-underline-style="none" style:font-name-asian="Calibri2" style:font-size-asian="11pt" style:language-asian="en" style:country-asian="US" style:font-name-complex="F" style:font-size-complex="11pt" style:language-complex="ar" style:country-complex="SA"/>
    </style:style>
    <style:style style:name="P4" style:family="paragraph" style:parent-style-name="Standard">
      <style:paragraph-properties fo:line-height="100%"/>
    </style:style>
    <style:style style:name="P5" style:family="paragraph" style:parent-style-name="Standard">
      <style:paragraph-properties fo:line-height="100%"/>
      <style:text-properties fo:color="#333333" style:font-name="Calibri" fo:font-size="16pt" fo:language="fr" fo:country="FR" style:text-underline-style="solid" style:text-underline-width="auto" style:text-underline-color="font-color" style:font-name-asian="Calibri2" style:font-size-asian="16pt" style:language-asian="en" style:country-asian="US" style:font-name-complex="F" style:font-size-complex="16pt" style:language-complex="ar" style:country-complex="SA"/>
    </style:style>
    <style:style style:name="P6" style:family="paragraph" style:parent-style-name="Standard">
      <style:text-properties fo:color="#000000" style:font-name="Calibri1" fo:font-size="14pt" fo:language="fr" fo:country="FR" fo:background-color="#ffff00" style:font-size-asian="14pt"/>
    </style:style>
    <style:style style:name="P7" style:family="paragraph" style:parent-style-name="Standard">
      <style:text-properties style:font-name="Calibri1"/>
    </style:style>
    <style:style style:name="P8" style:family="paragraph" style:parent-style-name="Standard">
      <style:text-properties style:font-name="Calibri1" fo:font-size="14pt" fo:language="fr" fo:country="FR" fo:background-color="#ffffff" style:font-size-asian="14pt"/>
    </style:style>
    <style:style style:name="P9" style:family="paragraph" style:parent-style-name="Standard">
      <style:text-properties style:font-name="Calibri1" fo:font-size="14pt" fo:language="fr" fo:country="FR" fo:background-color="#ffff00" style:font-size-asian="14pt"/>
    </style:style>
    <style:style style:name="P10" style:family="paragraph" style:parent-style-name="Standard">
      <style:paragraph-properties fo:margin-top="0cm" fo:margin-bottom="0.282cm" fo:line-height="105%" fo:text-align="start" style:justify-single-word="false" fo:orphans="2" fo:widows="2" fo:hyphenation-ladder-count="no-limit"/>
      <style:text-properties fo:hyphenate="false" fo:hyphenation-remain-char-count="2" fo:hyphenation-push-char-count="2"/>
    </style:style>
    <style:style style:name="P11" style:family="paragraph" style:parent-style-name="Standard" style:master-page-name="Standard">
      <style:paragraph-properties fo:text-align="center" style:justify-single-word="false" style:page-number="auto"/>
    </style:style>
    <style:style style:name="T1" style:family="text">
      <style:text-properties fo:font-size="16pt" style:font-size-asian="16pt"/>
    </style:style>
    <style:style style:name="T2" style:family="text">
      <style:text-properties fo:font-size="16pt" style:text-underline-style="solid" style:text-underline-width="auto" style:text-underline-color="font-color" style:font-size-asian="16pt"/>
    </style:style>
    <style:style style:name="T3" style:family="text">
      <style:text-properties style:text-underline-style="solid" style:text-underline-width="auto" style:text-underline-color="font-color"/>
    </style:style>
    <style:style style:name="T4" style:family="text">
      <style:text-properties fo:font-size="12pt" style:font-size-asian="12pt"/>
    </style:style>
    <style:style style:name="T5" style:family="text">
      <style:text-properties fo:font-size="12pt" style:text-underline-style="solid" style:text-underline-width="auto" style:text-underline-color="font-color" style:font-size-asian="12pt"/>
    </style:style>
    <style:style style:name="T6" style:family="text">
      <style:text-properties fo:color="#333333" fo:font-size="12pt" style:font-size-asian="12pt" style:font-name-complex="Tahoma" style:font-size-complex="16pt"/>
    </style:style>
    <style:style style:name="T7" style:family="text">
      <style:text-properties fo:color="#333333" fo:font-size="12pt" style:font-size-asian="12pt" style:font-size-complex="16pt"/>
    </style:style>
    <style:style style:name="T8" style:family="text">
      <style:text-properties fo:color="#333333" fo:font-size="12pt" style:font-size-asian="12pt" style:font-size-complex="11.5pt"/>
    </style:style>
    <style:style style:name="T9" style:family="text">
      <style:text-properties fo:color="#333333" fo:font-size="12pt" style:text-underline-style="solid" style:text-underline-width="auto" style:text-underline-color="font-color" style:font-size-asian="12pt" style:font-name-complex="Tahoma" style:font-size-complex="16pt"/>
    </style:style>
    <style:style style:name="T10" style:family="text">
      <style:text-properties fo:color="#333333" fo:font-size="12pt" style:text-underline-style="solid" style:text-underline-width="auto" style:text-underline-color="font-color" style:font-size-asian="12pt" style:font-size-complex="16pt"/>
    </style:style>
    <style:style style:name="T11" style:family="text">
      <style:text-properties fo:color="#333333" style:font-name="Carme" fo:font-size="9.5pt" style:font-size-asian="9.5pt" style:font-size-complex="11.5pt"/>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Cahier des charges du projet de bataille navale :</text:span></text:p>
      <text:p text:style-name="P1"/>
      <text:p text:style-name="Standard"><text:span text:style-name="T5">Nombre de joueur :</text:span><text:span text:style-name="T4"> 1 joueur (si il joue contre l’ordinateur) et 2 joueurs en 1 contre 1</text:span></text:p>
      <text:p text:style-name="Standard"><text:span text:style-name="T5">Nombre de bateaux :</text:span><text:span text:style-name="T4"> 5 bateaux dont : - 1 porte avion (5 cases)</text:span></text:p>
      <text:p text:style-name="Standard"><text:span text:style-name="T4"><text:tab/><text:tab/><text:tab/><text:tab/><text:tab/> <text:s text:c="3"/>- 1 cuirassé (4 cases)</text:span></text:p>
      <text:p text:style-name="Standard"><text:span text:style-name="T4"><text:tab/><text:tab/><text:tab/><text:tab/><text:tab/> <text:s text:c="3"/>- 1 croiseur (3 cases)</text:span></text:p>
      <text:p text:style-name="Standard"><text:span text:style-name="T4"><text:tab/><text:tab/><text:tab/><text:tab/><text:tab/> <text:s text:c="3"/>- 1 sous-marin (3 cases)</text:span></text:p>
      <text:p text:style-name="Standard"><text:span text:style-name="T4"><text:tab/><text:tab/><text:tab/><text:tab/><text:tab/> <text:s text:c="3"/>- 1 </text:span><text:span text:style-name="T6">corvette (2 cases)</text:span></text:p>
      <text:p text:style-name="Standard"><text:span text:style-name="T9">Plateau du jeu :</text:span><text:span text:style-name="T6"> </text:span><text:span text:style-name="T7">Une grille de jeu numérotée de 1 à 10 <text:s text:c="7"/>horizontalement et de A à J verticalement</text:span></text:p>
      <text:p text:style-name="P4"><text:span text:style-name="T10">Règle du jeu :</text:span><text:span text:style-name="T11"> </text:span><text:span text:style-name="T8">Au début du jeu, l’ordinateur et le joueur place à sa guise tous les bateaux sur sa grille de façon stratégique. Le but étant de compliquer au maximum la tâche, c’est-à-dire détruire tous vos navires. Bien entendu, le joueur ne voit pas la grille de l’ordinateur et vice versa.<text:line-break/>Une fois tous les bateaux en jeu, la partie peut commencer. </text:span></text:p>
      <text:p text:style-name="P4"><text:span text:style-name="T7">Si le joueur tire sur un navire ennemi, l’ordinateur doit le signaler en disant « touché ». Il peut pas jouer deux fois de suite et doit attendre le tour du joueur.<text:line-break/>Si le joueur ne touche pas de navire, l’ordinateur le signale en disant « raté ».<text:line-break/>Si le navire est entièrement touché l’ordinateur doit dire « touché coulé</text:span><text:span text:style-name="T8">».</text:span></text:p>
      <text:p text:style-name="P4"><text:span text:style-name="T8">Les pions blancs et des pions rouges servent à se souvenir des tirs ratés (blancs) et les tirs touchés (rouges). Il est indispensable de les utiliser pour ne pas tirer deux fois au même endroit et donc ne pas perdre de temps inutilement.</text:span></text:p>
      <text:p text:style-name="P4"><text:span text:style-name="T7">Une partie de bataille navale se termine lorsque l’un des joueurs n’a plus de navires.</text:span></text:p>
      <text:p text:style-name="P4"><text:span text:style-name="T7">Nous pourrons apporter une amélioration en réalisant un mode 2 joueurs, ajouter du son et plus de graphisme</text:span><text:bookmark text:name="_GoBack"/><text:span text:style-name="T7">.</text:span></text:p>
      <text:p text:style-name="Standard"><text:span text:style-name="T3">Ce que l'on envisage de faire:</text:span></text:p>
      <text:p text:style-name="Standard"><text:span text:style-name="T12">Le programme sera évidement fait sur python.</text:span></text:p>
      <text:p text:style-name="Standard"><text:span text:style-name="T12">-La grille sera une grille classique avec les lettres (A à J) à la vertical et des chiffres (1 à 10) à l'horizontale. Elle sera faite à l'aide d'une fonction (définition).</text:span></text:p>
      <text:p text:style-name="Standard"><text:span text:style-name="T12">-Pour les bateaux que le ou les joueurs mettrons sur la grille nous prendrons des photos sur google se seront des Label. Il les placeront en cliquant sur la case voulu et choisir les positions du bateau (horizontal vers la gauche, vertical vers le haut,...).</text:span></text:p>
      <text:p text:style-name="Standard"><text:span text:style-name="T12">-Le choix du mode de jeu (2 joueurs ou contre l'ordinateur) et la difficulté si on a le temps nous allons faire tout cela avec des boutons du modules Tkinter et aussi un bouton START qui s'affichera </text:span><text:span text:style-name="T13">en bas de la page</text:span><text:span text:style-name="T14"> </text:span><text:span text:style-name="T12">quand le joueur aura cliquer sur son mode de jeu. Et également un bouton RETOUR pour </text:span></text:p>
      <text:p text:style-name="Standard"><text:span text:style-name="T12">revenir à la page précédente et un bouton QUITTER pour quitter le programme. <text:s text:c="3"/></text:span></text:p>
      <text:p text:style-name="Standard"><text:soft-page-break/><text:span text:style-name="T3">Ce que l'utilisateur verra :</text:span></text:p>
      <text:p text:style-name="Standard"><text:span text:style-name="T12">-L'utilisateur verra tout d'abord une page ou l'utilisateur choisira le mode de jeu (contre un autre joueur ou l'ordinateur) et devra appuyer sur le bouton START.</text:span></text:p>
      <text:p text:style-name="Standard"><text:span text:style-name="T12">-Pendant la partie le joueur verra uniquement sa grille ou il y a ses bateaux et la ou ils sont touchés ainsi qu'une grille d' "attaque" ou s'afficheront les points rouge (si touché) et les point blanc. </text:span></text:p>
      <text:p text:style-name="Standard"><text:span text:style-name="T12">-Ils entendra aussi un son (ou une animation si possible en amélioration) quand il touchera un bateaux ennemis.</text:span></text:p>
      <text:p text:style-name="Standard"><text:span text:style-name="T12">-Quand se sera son tour il devra cliquer sur la case ou il compte tirer (sur la grille adverse bien sur) et ensuite un point blanc ou rouge apparaîtra sur l'endroit cliqué suivant si il a touché le bateau ennemis ou non (rouge si c'est touché et blanc si c'est ratée).</text:span></text:p>
      <text:p text:style-name="Standard"><text:span text:style-name="T12"><text:s/></text:span></text:p>
      <text:p text:style-name="Standard"><text:span text:style-name="T3">Le bonus si on a le temps:</text:span></text:p>
      <text:p text:style-name="Standard"><text:span text:style-name="T12">-Crée une sauvegarde de partie si on veut reprendre une partie en cour en créant un fichiers externe au programmes (une sorte de copie du programme avec la partie en cour)</text:span></text:p>
      <text:p text:style-name="Standard"><text:span text:style-name="T12">-Le mode 2 joueurs </text:span></text:p>
      <text:p text:style-name="Standard"><text:span text:style-name="T12">-Un mode ou l'ordinateur devient "malin" qu'il ne tire pas seulement aléatoirement sur une case </text:span></text:p>
      <text:p text:style-name="Standard"><text:span text:style-name="T12">-L'animation ou un son quand un bateau est touché et le joueur pourra désactiver cette fonctionnalité (son ou animation ou les deux)</text:span></text:p>
      <text:p text:style-name="P3"/>
      <text:p text:style-name="Standard"><text:span text:style-name="T3">Répartition des tâches :</text:span></text:p>
      <text:p text:style-name="P5"/>
      <table:table table:name="Tableau1" table:style-name="Tableau1">
        <table:table-column table:style-name="Tableau1.A"/>
        <table:table-column table:style-name="Tableau1.B"/>
        <table:table-row table:style-name="Tableau1.1">
          <table:table-cell table:style-name="Tableau1.A1" office:value-type="string">
            <text:p text:style-name="P7">Taches</text:p>
          </table:table-cell>
          <table:table-cell table:style-name="Tableau1.A1" office:value-type="string">
            <text:p text:style-name="P7">Nom</text:p>
          </table:table-cell>
        </table:table-row>
        <table:table-row table:style-name="Tableau1.2">
          <table:table-cell table:style-name="Tableau1.A1" office:value-type="string">
            <text:p text:style-name="P8">Réaliser la grille</text:p>
          </table:table-cell>
          <table:table-cell table:style-name="Tableau1.A1" office:value-type="string">
            <text:p text:style-name="P8">Clément</text:p>
          </table:table-cell>
        </table:table-row>
        <table:table-row table:style-name="Tableau1.3">
          <table:table-cell table:style-name="Tableau1.A1" office:value-type="string">
            <text:p text:style-name="P8">Réaliser un menu</text:p>
          </table:table-cell>
          <table:table-cell table:style-name="Tableau1.A1" office:value-type="string">
            <text:p text:style-name="P8">Clément</text:p>
          </table:table-cell>
        </table:table-row>
        <table:table-row table:style-name="Tableau1.1">
          <table:table-cell table:style-name="Tableau1.A1" office:value-type="string">
            <text:p text:style-name="P9">Gérer le placement des bateaux dans la grille</text:p>
          </table:table-cell>
          <table:table-cell table:style-name="Tableau1.A1" office:value-type="string">
            <text:p text:style-name="P9">Mattéo</text:p>
          </table:table-cell>
        </table:table-row>
        <table:table-row table:style-name="Tableau1.1">
          <table:table-cell table:style-name="Tableau1.A1" office:value-type="string">
            <text:p text:style-name="P8">Bouton pour placer les bateaux</text:p>
          </table:table-cell>
          <table:table-cell table:style-name="Tableau1.A1" office:value-type="string">
            <text:p text:style-name="P8">Clément</text:p>
          </table:table-cell>
        </table:table-row>
        <table:table-row table:style-name="Tableau1.6">
          <table:table-cell table:style-name="Tableau1.A1" office:value-type="string">
            <text:p text:style-name="P6">Matrice </text:p>
          </table:table-cell>
          <table:table-cell table:style-name="Tableau1.A1" office:value-type="string">
            <text:p text:style-name="P6">Mattéo</text:p>
          </table:table-cell>
        </table:table-row>
        <table:table-row table:style-name="Tableau1.2">
          <table:table-cell table:style-name="Tableau1.A1" office:value-type="string">
            <text:p text:style-name="P6">Sauvegarde de la matrice</text:p>
          </table:table-cell>
          <table:table-cell table:style-name="Tableau1.A1" office:value-type="string">
            <text:p text:style-name="P6">Mattéo</text:p>
          </table:table-cell>
        </table:table-row>
      </table:table>
      <text:p text:style-name="P2"/>
      <text:p text:style-name="Standard"><text:span text:style-name="T1"><text:s/></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 svg:font-family="Mangal" style:font-family-generic="swiss"/>
    <style:font-face style:name="Calibri" svg:font-family="Calibri" style:font-family-generic="roman" style:font-pitch="variable"/>
    <style:font-face style:name="Carme" svg:font-family="Carme" style:font-family-generic="roman" style:font-pitch="variable"/>
    <style:font-face style:name="Comic Sans MS" svg:font-family="'Comic Sans M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5%"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1pt" style:language-complex="ar" style:country-complex="SA"/>
    </style:default-style>
    <style:default-style style:family="paragraph">
      <style:paragraph-properties fo:line-height="105%" fo:hyphenation-ladder-count="no-limit" style:text-autospace="ideograph-alpha" style:punctuation-wrap="hanging" style:line-break="strict" style:tab-stop-distance="1.249cm" style:writing-mode="page"/>
      <style:text-properties style:use-window-font-color="true" style:font-name="Calibri" fo:font-size="10pt" fo:language="fr" fo:country="FR" style:font-name-asian="Calibri2"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line-height="105%" fo:text-align="start" style:justify-single-word="false" fo:orphans="2" fo:widows="2" fo:hyphenation-ladder-count="no-limit" style:writing-mode="lr-tb"/>
      <style:text-properties fo:color="#00000a" style:font-name="Calibri" fo:font-size="11pt" fo:language="fr" fo:country="FR" style:font-name-asian="Calibri2" style:font-size-asian="11pt" style:language-asian="en" style:country-asian="US" style:font-name-complex="F"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Mangal1"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Mangal"/>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
    </style:style>
    <style:style style:name="List_20_Paragraph" style:display-name="List Paragraph" style:family="paragraph" style:parent-style-name="Standard" style:default-outline-level="" style:list-style-name="">
      <style:paragraph-properties fo:margin-left="1.27cm" fo:margin-right="0cm" fo:margin-top="0cm" fo:margin-bottom="0.282cm" fo:text-indent="0cm" style:auto-text-indent="false"/>
    </style:style>
    <style:style style:name="Normal_20__28_Web_29_" style:display-name="Normal (Web)" style:family="paragraph" style:parent-style-name="Standard" style:default-outline-level="" style:list-style-name="">
      <style:paragraph-properties fo:margin-top="0.494cm" fo:margin-bottom="0.494cm" fo:line-height="100%"/>
      <style:text-properties style:font-name="Times New Roman" fo:font-size="12pt" style:font-name-asian="Times New Roman1" style:font-size-asian="12pt" style:language-asian="fr" style:country-asian="FR"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Calibri2" style:font-name-complex="F"/>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08T19:23:00</meta:creation-date>
    <meta:initial-creator>Clement BONIFAY</meta:initial-creator>
    <dc:language>fr-FR</dc:language>
    <dc:date>2017-05-17T17:10:17.45</dc:date>
    <meta:editing-cycles>11</meta:editing-cycles>
    <meta:editing-duration>PT1H25M33S</meta:editing-duration>
    <meta:generator>OpenOffice/4.1.1$Win32 OpenOffice.org_project/411m6$Build-9775</meta:generator>
    <meta:document-statistic meta:table-count="1" meta:image-count="0" meta:object-count="0" meta:page-count="2" meta:paragraph-count="46" meta:word-count="693" meta:character-count="3849"/>
    <meta:template xlink:type="simple" xlink:actuate="onRequest" xlink:title="Normal.dotm" xlink:href=""/>
  </office:meta>
</office:document-meta>
</file>